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29099" officeooo:paragraph-rsid="00329099"/>
    </style:style>
    <style:style style:name="P3" style:family="paragraph" style:parent-style-name="Text_20_body">
      <style:text-properties officeooo:paragraph-rsid="00303d2b"/>
    </style:style>
    <style:style style:name="P4" style:family="paragraph" style:parent-style-name="Heading_20_1" style:master-page-name="Right_20_Page">
      <style:paragraph-properties style:page-number="auto"/>
      <style:text-properties officeooo:rsid="00329099" officeooo:paragraph-rsid="00329099"/>
    </style:style>
    <style:style style:name="P5" style:family="paragraph" style:parent-style-name="Heading_20_3">
      <style:text-properties officeooo:paragraph-rsid="00303d2b"/>
    </style:style>
    <style:style style:name="P6" style:family="paragraph" style:parent-style-name="Heading_20_3">
      <style:paragraph-properties fo:break-before="page"/>
      <style:text-properties officeooo:rsid="00329099" officeooo:paragraph-rsid="00329099"/>
    </style:style>
    <style:style style:name="T1" style:family="text">
      <style:text-properties officeooo:rsid="00329099"/>
    </style:style>
    <style:style style:name="T2" style:family="text">
      <style:text-properties officeooo:rsid="0032c3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uch Great Heights</text:h>
      <text:h text:style-name="Heading_20_2" text:outline-level="2">(<text:span text:style-name="T1">The Postal Service</text:span>)</text:h>
      <text:p text:style-name="Text_20_body">Time Signature: <text:span text:style-name="T1">4/4</text:span></text:p>
      <text:p text:style-name="Text_20_body">Chords: <text:span text:style-name="T1">C, F, G</text:span></text:p>
      <text:p text:style-name="Text_20_body">Tempo: <text:span text:style-name="T1">8</text:span>0 - <text:span text:style-name="T1">12</text:span>0 BPM</text:p>
      <text:p text:style-name="P1"/>
      <text:h text:style-name="P6" text:outline-level="3">[INTRO]</text:h>
      <text:p text:style-name="P2">C <text:s/>G <text:s/>F <text:s text:c="2"/>C <text:s/>G </text:p>
      <text:p text:style-name="P2">C <text:s/>G <text:s/>F <text:s text:c="2"/>C <text:s/>G </text:p>
      <text:h text:style-name="Heading_20_3" text:outline-level="3">[VERSE 1]</text:h>
      <text:p text:style-name="P2">C <text:s text:c="19"/>G</text:p>
      <text:p text:style-name="P2">I am thinking it's a sign that the freckles</text:p>
      <text:p text:style-name="P2"><text:s text:c="7"/>F <text:s text:c="25"/>C</text:p>
      <text:p text:style-name="P2">in our eyes are mirror images and when </text:p>
      <text:p text:style-name="P2"><text:s text:c="16"/>G</text:p>
      <text:p text:style-name="P2">we kiss they're perfectly aligned</text:p>
      <text:p text:style-name="P2"><text:s text:c="4"/>C <text:s text:c="13"/>G</text:p>
      <text:p text:style-name="P2">And I have to speculate that God himself</text:p>
      <text:p text:style-name="P2"><text:s text:c="4"/>F <text:s text:c="25"/>C</text:p>
      <text:p text:style-name="P2">did make us into corresponding shapes like</text:p>
      <text:p text:style-name="P2"><text:s text:c="7"/>G</text:p>
      <text:p text:style-name="P2">puzzle pieces from the clay</text:p>
      <text:p text:style-name="P2">C <text:s text:c="22"/>G</text:p>
      <text:p text:style-name="P2">True it may seem like a stretch, but</text:p>
      <text:p text:style-name="P2"><text:s text:c="28"/>F </text:p>
      <text:p text:style-name="P2">its thoughts like this that catch my troubled</text:p>
      <text:p text:style-name="P2"><text:s text:c="18"/>C <text:s text:c="3"/></text:p>
      <text:p text:style-name="P2">head when you're away </text:p>
      <text:p text:style-name="P2"><text:s text:c="10"/>G</text:p>
      <text:p text:style-name="P2">when I am missing you to death</text:p>
      <text:p text:style-name="P2">C <text:s text:c="28"/>G</text:p>
      <text:p text:style-name="P2">When you are out there on the road for</text:p>
      <text:p text:style-name="P2"><text:s text:c="17"/>F </text:p>
      <text:p text:style-name="P2">several weeks of shows, and when you scan</text:p>
      <text:p text:style-name="P2"><text:s text:c="8"/>C <text:s text:c="12"/>G</text:p>
      <text:p text:style-name="P2">the radio I hope this song will guide you home</text:p>
      <text:h text:style-name="Heading_20_3" text:outline-level="3">[CHORUS]</text:h>
      <text:p text:style-name="P2">C <text:s text:c="27"/>G</text:p>
      <text:p text:style-name="P2">They will see us waving from such great</text:p>
      <text:p text:style-name="P2"><text:s text:c="16"/>F <text:s text:c="16"/>C <text:s text:c="3"/>G</text:p>
      <text:p text:style-name="P2">heights, "come down now" they'll say</text:p>
      <text:p text:style-name="P2"><text:s text:c="4"/>C <text:s text:c="28"/>G</text:p>
      <text:p text:style-name="P2">but everything looks perfect from far away,</text:p>
      <text:p text:style-name="P2"><text:s text:c="7"/>F <text:s text:c="20"/>C <text:s text:c="3"/>G</text:p>
      <text:p text:style-name="P2">"come down now", but we'll stay</text:p>
      <text:p text:style-name="P2"/>
      <text:h text:style-name="Heading_20_3" text:outline-level="3"><text:soft-page-break/>[VERSE 2]</text:h>
      <text:p text:style-name="P2">C <text:s text:c="17"/>G</text:p>
      <text:p text:style-name="P2">I tried my best to leave this <text:span text:style-name="T2">all</text:span> on your</text:p>
      <text:p text:style-name="P2"><text:s text:c="3"/>F <text:s text:c="31"/>C</text:p>
      <text:p text:style-name="P2">machine but the persistent beat, it sounded</text:p>
      <text:p text:style-name="P2"><text:s text:c="5"/>G</text:p>
      <text:p text:style-name="P2">thin upon <text:span text:style-name="T2">the sending, and</text:span></text:p>
      <text:p text:style-name="P2">C <text:s text:c="21"/>G</text:p>
      <text:p text:style-name="P2">That, frankly will not fly, you will hear</text:p>
      <text:p text:style-name="P2"><text:s text:c="14"/>F </text:p>
      <text:p text:style-name="P2">the shrillest highs and lowest lows with</text:p>
      <text:p text:style-name="P2"><text:s text:c="12"/>C <text:s text:c="17"/>G</text:p>
      <text:p text:style-name="P2">the windows down, when this is guiding you home</text:p>
      <text:h text:style-name="Heading_20_3" text:outline-level="3">[CHORUS]</text:h>
      <text:p text:style-name="P2">C <text:s text:c="27"/>G</text:p>
      <text:p text:style-name="P2">They will see us waving from such great</text:p>
      <text:p text:style-name="P2"><text:s text:c="16"/>F <text:s text:c="16"/>C <text:s text:c="3"/>G</text:p>
      <text:p text:style-name="P2">heights, "come down now" they'll say</text:p>
      <text:p text:style-name="P2"><text:s text:c="4"/>C <text:s text:c="28"/>G</text:p>
      <text:p text:style-name="P2">but everything looks perfect from far away,</text:p>
      <text:p text:style-name="P2"><text:s text:c="7"/>F <text:s text:c="20"/>C <text:s text:c="3"/>G</text:p>
      <text:p text:style-name="P2">"come down now", but we'll stay</text:p>
      <text:h text:style-name="Heading_20_3" text:outline-level="3">[OUTRO]</text:h>
      <text:p text:style-name="P2">C <text:s/>G <text:s/>F <text:s text:c="2"/>C <text:s/>G </text:p>
      <text:p text:style-name="P2">C <text:s/>G <text:s/>F <text:s text:c="2"/>C <text:s/>G <text:s/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M39S</meta:editing-duration>
    <meta:editing-cycles>37</meta:editing-cycles>
    <meta:generator>LibreOffice/5.2.6.2$MacOSX_X86_64 LibreOffice_project/a3100ed2409ebf1c212f5048fbe377c281438fdc</meta:generator>
    <dc:title>Lyrics + Chords</dc:title>
    <dc:date>2017-05-12T15:27:21.275395000</dc:date>
    <meta:print-date>2017-04-03T12:23:29.985893000</meta:print-date>
    <meta:document-statistic meta:table-count="0" meta:image-count="0" meta:object-count="0" meta:page-count="3" meta:paragraph-count="69" meta:word-count="293" meta:character-count="1930" meta:non-whitespace-character-count="104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